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70a" officeooo:paragraph-rsid="001fa70a"/>
    </style:style>
    <style:style style:name="P2" style:family="paragraph" style:parent-style-name="Standard">
      <style:text-properties officeooo:rsid="00210f50" officeooo:paragraph-rsid="00210f50"/>
    </style:style>
    <style:style style:name="P3" style:family="paragraph" style:parent-style-name="Standard">
      <style:text-properties officeooo:rsid="00228c95" officeooo:paragraph-rsid="00228c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ینا ضیایی<text:tab/><text:tab/>۹۷۵۲۱۳۸۷</text:p>
      <text:p text:style-name="P1"/>
      <text:p text:style-name="P1"/>
      <text:p text:style-name="P2">کدوما فقط با تخفیف خرید کردن</text:p>
      <text:p text:style-name="P2">میزان فروش در طول ماه های مختلف</text:p>
      <text:p text:style-name="P3">میزان خرید هر فرد id در ماه های مختلف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20:58:50.328736890</meta:creation-date>
    <dc:date>2022-12-04T00:45:54.463574893</dc:date>
    <meta:editing-duration>PT3H36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5" meta:character-count="116" meta:non-whitespace-character-count="94"/>
  </office:meta>
</office:document-meta>
</file>